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items">
        <table:table-row>
          <table:table-cell office:value-type="float" office:value="1">
            <text:p>1</text:p>
          </table:table-cell>
          <table:table-cell office:value-type="string">
            <text:p>English Home Beyaz Çiçekler Kokulu Çubuk 100 ml
Bu ürün English Home tarafından gönderilecektir.
Kampanya fiyatından satılmak üzere 100 adetten fazla stok sunulmuştur.
İncelemiş olduğunuz ürünün satış fiyatını satıcı belirlemektedir.</text:p>
          </table:table-cell>
          <table:table-cell office:value-type="float" office:value="140">
            <text:p>140</text:p>
          </table:table-cell>
          <table:table-cell office:value-type="string">
            <text:p>English Home Beyaz Çiçekler Kokulu Çubuk 100 ml</text:p>
          </table:table-cell>
          <table:table-cell office:value-type="string">
            <text:p>English Home</text:p>
          </table:table-cell>
          <table:table-cell office:value-type="string">
            <text:p/>
          </table:table-cell>
        </table:table-row>
        <table:table-row>
          <table:table-cell office:value-type="float" office:value="2">
            <text:p>2</text:p>
          </table:table-cell>
          <table:table-cell office:value-type="string">
            <text:p>English Home Unique Patch Cam Ayaklı 
Bu ürün English Home tarafından gönderilecektir.
Kampanya fiyatından satılmak üzere 100 adetten fazla stok sunulmuştur.
İncelemiş olduğunuz ürünün satış fiyatını satıcı belirlemektedir.</text:p>
          </table:table-cell>
          <table:table-cell office:value-type="float" office:value="80">
            <text:p>80</text:p>
          </table:table-cell>
          <table:table-cell office:value-type="string">
            <text:p>English Home Unique Patch Cam Ayaklı 
</text:p>
          </table:table-cell>
          <table:table-cell office:value-type="string">
            <text:p>English Home</text:p>
          </table:table-cell>
          <table:table-cell office:value-type="string">
            <text:p/>
          </table:table-cell>
        </table:table-row>
        <table:table-row>
          <table:table-cell office:value-type="float" office:value="3">
            <text:p>3</text:p>
          </table:table-cell>
          <table:table-cell office:value-type="string">
            <text:p>English Home Heart Check Akrilik Tv Battaniye 130x170 Cm Kırmızı
Bu ürün English Home tarafından gönderilecektir.
Kampanya fiyatından satılmak üzere 100 adetten fazla stok sunulmuştur.
İncelemiş olduğunuz ürünün satış fiyatını satıcı belirlemektedir.</text:p>
          </table:table-cell>
          <table:table-cell office:value-type="float" office:value="250">
            <text:p>250</text:p>
          </table:table-cell>
          <table:table-cell office:value-type="string">
            <text:p>English Home Heart Check Akrilik Tv Battaniye</text:p>
          </table:table-cell>
          <table:table-cell office:value-type="string">
            <text:p>English Home</text:p>
          </table:table-cell>
          <table:table-cell office:value-type="string">
            <text:p/>
          </table:table-cell>
        </table:table-row>
        <table:table-row>
          <table:table-cell office:value-type="float" office:value="4">
            <text:p>4</text:p>
          </table:table-cell>
          <table:table-cell office:value-type="string">
            <text:p>English Home Trin Porselen 2'li Kahve Fincan Takımı 80 Ml Lacivert
Bu ürün English Home tarafından gönderilecektir.
Kampanya fiyatından satılmak üzere 100 adetten fazla stok sunulmuştur.
İncelemiş olduğunuz ürünün satış fiyatını satıcı belirlemektedir.</text:p>
          </table:table-cell>
          <table:table-cell office:value-type="float" office:value="100">
            <text:p>100</text:p>
          </table:table-cell>
          <table:table-cell office:value-type="string">
            <text:p>English Home Trin Porselen 2'li Kahve Fincan Takımı</text:p>
          </table:table-cell>
          <table:table-cell office:value-type="string">
            <text:p>English Home</text:p>
          </table:table-cell>
          <table:table-cell office:value-type="string">
            <text:p/>
          </table:table-cell>
        </table:table-row>
        <table:table-row>
          <table:table-cell office:value-type="float" office:value="5">
            <text:p>5</text:p>
          </table:table-cell>
          <table:table-cell office:value-type="string">
            <text:p>English Home Trace Cam 2'li Tuzluk - Bıberlık 4,7x8,2 cm Şeffaf
Bu ürün English Home tarafından gönderilecektir.
Kampanya fiyatından satılmak üzere 100 adetten fazla stok sunulmuştur.
İncelemiş olduğunuz ürünün satış fiyatını satıcı belirlemektedir.</text:p>
          </table:table-cell>
          <table:table-cell office:value-type="float" office:value="80">
            <text:p>80</text:p>
          </table:table-cell>
          <table:table-cell office:value-type="string">
            <text:p>English Home Trace Cam 2'li Tuzluk - Biberlik</text:p>
          </table:table-cell>
          <table:table-cell office:value-type="string">
            <text:p>English Home</text:p>
          </table:table-cell>
          <table:table-cell office:value-type="string">
            <text:p/>
          </table:table-cell>
        </table:table-row>
        <table:table-row>
          <table:table-cell office:value-type="float" office:value="6">
            <text:p>6</text:p>
          </table:table-cell>
          <table:table-cell office:value-type="string">
            <text:p>English Home Baroque Art Alışveriş Çantası 54,5x38 Cm Yeşil
Bu ürün English Home tarafından gönderilecektir.
Kampanya fiyatından satılmak üzere 10 adetten fazla stok sunulmuştur.
İncelemiş olduğunuz ürünün satış fiyatını satıcı belirlemektedir.</text:p>
          </table:table-cell>
          <table:table-cell office:value-type="float" office:value="28">
            <text:p>28</text:p>
          </table:table-cell>
          <table:table-cell office:value-type="string">
            <text:p>English Home Baroque Art Alışveriş Çantası</text:p>
          </table:table-cell>
          <table:table-cell office:value-type="string">
            <text:p>English Home</text:p>
          </table:table-cell>
          <table:table-cell office:value-type="string">
            <text:p/>
          </table:table-cell>
        </table:table-row>
        <table:table-row>
          <table:table-cell office:value-type="float" office:value="7">
            <text:p>7</text:p>
          </table:table-cell>
          <table:table-cell office:value-type="string">
            <text:p>English Home Leslie Cam Çerezlik 9 Cm Gold
Bu ürün English Home tarafından gönderilecektir.
Kampanya fiyatından satılmak üzere 100 adetten fazla stok sunulmuştur.
İncelemiş olduğunuz ürünün satış fiyatını satıcı belirlemektedir.</text:p>
          </table:table-cell>
          <table:table-cell office:value-type="float" office:value="28">
            <text:p>28</text:p>
          </table:table-cell>
          <table:table-cell office:value-type="string">
            <text:p>English Home Leslie Cam Çerezlik 9 Cm Gold</text:p>
          </table:table-cell>
          <table:table-cell office:value-type="string">
            <text:p>English Home</text:p>
          </table:table-cell>
          <table:table-cell office:value-type="string">
            <text:p/>
          </table:table-cell>
        </table:table-row>
        <table:table-row>
          <table:table-cell office:value-type="float" office:value="8">
            <text:p>8</text:p>
          </table:table-cell>
          <table:table-cell office:value-type="string">
            <text:p>English Home Pure Kokulu Çubuk 100 ml
Bu ürün English Home tarafından gönderilecektir.
Kampanya fiyatından satılmak üzere 100 adetten fazla stok sunulmuştur.
İncelemiş olduğunuz ürünün satış fiyatını satıcı belirlemektedir.</text:p>
          </table:table-cell>
          <table:table-cell office:value-type="float" office:value="140">
            <text:p>140</text:p>
          </table:table-cell>
          <table:table-cell office:value-type="string">
            <text:p>English Home Pure Kokulu Çubuk 100 ml</text:p>
          </table:table-cell>
          <table:table-cell office:value-type="string">
            <text:p>English Home</text:p>
          </table:table-cell>
          <table:table-cell office:value-type="string">
            <text:p/>
          </table:table-cell>
        </table:table-row>
        <table:table-row>
          <table:table-cell office:value-type="float" office:value="9">
            <text:p>9</text:p>
          </table:table-cell>
          <table:table-cell office:value-type="string">
            <text:p>English Home Chic Tv Battaniye 130x170 Cm Yeşil-kırmızı
Bu ürün English Home tarafından gönderilecektir.
Kampanya fiyatından satılmak üzere 100 adetten fazla stok sunulmuştur.
İncelemiş olduğunuz ürünün satış fiyatını satıcı belirlemektedir.</text:p>
          </table:table-cell>
          <table:table-cell office:value-type="float" office:value="250">
            <text:p>250</text:p>
          </table:table-cell>
          <table:table-cell office:value-type="string">
            <text:p>English Home Chic Tv Battaniye</text:p>
          </table:table-cell>
          <table:table-cell office:value-type="string">
            <text:p>English Home</text:p>
          </table:table-cell>
          <table:table-cell office:value-type="string">
            <text:p/>
          </table:table-cell>
        </table:table-row>
        <table:table-row>
          <table:table-cell office:value-type="float" office:value="10">
            <text:p>10</text:p>
          </table:table-cell>
          <table:table-cell office:value-type="string">
            <text:p>English Home Leno Porselen 2'li Kahve Fincan Takımı 80 Ml Lacivert
Bu ürün English Home tarafından gönderilecektir.
Kampanya fiyatından satılmak üzere 100 adetten fazla stok sunulmuştur.
İncelemiş olduğunuz ürünün satış fiyatını satıcı belirlemektedir.</text:p>
          </table:table-cell>
          <table:table-cell office:value-type="float" office:value="99">
            <text:p>99</text:p>
          </table:table-cell>
          <table:table-cell office:value-type="string">
            <text:p>English Home Leno Porselen 2'li Kahve Fincan Takımı</text:p>
          </table:table-cell>
          <table:table-cell office:value-type="string">
            <text:p>English Home</text:p>
          </table:table-cell>
          <table:table-cell office:value-type="string">
            <text:p/>
          </table:table-cell>
        </table:table-row>
        <table:table-row>
          <table:table-cell office:value-type="float" office:value="11">
            <text:p>11</text:p>
          </table:table-cell>
          <table:table-cell office:value-type="string">
            <text:p>English Home Foliage Pamuklu Çift Kişilik Battaniye 200x220 Cm Taş Rengi
Bu ürün English Home tarafından gönderilecektir.
Kampanya fiyatından satılmak üzere 100 adetten fazla stok sunulmuştur.
İncelemiş olduğunuz ürünün satış fiyatını satıcı belirlemektedir.</text:p>
          </table:table-cell>
          <table:table-cell office:value-type="float" office:value="300">
            <text:p>300</text:p>
          </table:table-cell>
          <table:table-cell office:value-type="string">
            <text:p>English Home Foliage Pamuklu Çift Kişilik Battaniye</text:p>
          </table:table-cell>
          <table:table-cell office:value-type="string">
            <text:p>English Home</text:p>
          </table:table-cell>
          <table:table-cell office:value-type="string">
            <text:p/>
          </table:table-cell>
        </table:table-row>
        <table:table-row>
          <table:table-cell office:value-type="float" office:value="12">
            <text:p>12</text:p>
          </table:table-cell>
          <table:table-cell office:value-type="string">
            <text:p>English Home Pavia Çerçeve 10x15 Cm Silver
Bu ürün English Home tarafından gönderilecektir.
Kampanya fiyatından satılmak üzere 100 adetten fazla stok sunulmuştur.
İncelemiş olduğunuz ürünün satış fiyatını satıcı belirlemektedir.</text:p>
          </table:table-cell>
          <table:table-cell office:value-type="float" office:value="80">
            <text:p>80</text:p>
          </table:table-cell>
          <table:table-cell office:value-type="string">
            <text:p>English Home Pavia Çerçeve</text:p>
          </table:table-cell>
          <table:table-cell office:value-type="string">
            <text:p>English Home</text:p>
          </table:table-cell>
          <table:table-cell office:value-type="string">
            <text:p/>
          </table:table-cell>
        </table:table-row>
        <table:table-row>
          <table:table-cell office:value-type="float" office:value="13">
            <text:p>13</text:p>
          </table:table-cell>
          <table:table-cell office:value-type="string">
            <text:p>English Home Bamboo Metal Çerçeve 15x21 Cm Silver
Bu ürün English Home tarafından gönderilecektir.
Kampanya fiyatından satılmak üzere 100 adetten fazla stok sunulmuştur.
İncelemiş olduğunuz ürünün satış fiyatını satıcı belirlemektedir.</text:p>
          </table:table-cell>
          <table:table-cell office:value-type="float" office:value="138">
            <text:p>138</text:p>
          </table:table-cell>
          <table:table-cell office:value-type="string">
            <text:p>English Home Bamboo Metal Çerçeve</text:p>
          </table:table-cell>
          <table:table-cell office:value-type="string">
            <text:p>English Home</text:p>
          </table:table-cell>
          <table:table-cell office:value-type="string">
            <text:p/>
          </table:table-cell>
        </table:table-row>
        <table:table-row>
          <table:table-cell office:value-type="float" office:value="14">
            <text:p>14</text:p>
          </table:table-cell>
          <table:table-cell office:value-type="string">
            <text:p>English Home Vanilla Wind Kokulu Çubuk 100 ml
Bu ürün English Home tarafından gönderilecektir.
Kampanya fiyatından satılmak üzere 100 adetten fazla stok sunulmuştur.
İncelemiş olduğunuz ürünün satış fiyatını satıcı belirlemektedir.</text:p>
          </table:table-cell>
          <table:table-cell office:value-type="float" office:value="168">
            <text:p>168</text:p>
          </table:table-cell>
          <table:table-cell office:value-type="string">
            <text:p>English Home Vanilla Wind Kokulu Çubuk 100 ml</text:p>
          </table:table-cell>
          <table:table-cell office:value-type="string">
            <text:p>English Home</text:p>
          </table:table-cell>
          <table:table-cell office:value-type="string">
            <text:p/>
          </table:table-cell>
        </table:table-row>
        <table:table-row>
          <table:table-cell office:value-type="float" office:value="15">
            <text:p>15</text:p>
          </table:table-cell>
          <table:table-cell office:value-type="string">
            <text:p>English Home Dateless Hasır Tepsi 33x26 Cm Kahve
Bu ürün English Home tarafından gönderilecektir.
Kampanya fiyatından satılmak üzere 100 adetten fazla stok sunulmuştur.
İncelemiş olduğunuz ürünün satış fiyatını satıcı belirlemektedir.</text:p>
          </table:table-cell>
          <table:table-cell office:value-type="float" office:value="159">
            <text:p>159</text:p>
          </table:table-cell>
          <table:table-cell office:value-type="string">
            <text:p>English Home Dateless Hasır Tepsi</text:p>
          </table:table-cell>
          <table:table-cell office:value-type="string">
            <text:p>English Home</text:p>
          </table:table-cell>
          <table:table-cell office:value-type="string">
            <text:p/>
          </table:table-cell>
        </table:table-row>
        <table:table-row>
          <table:table-cell office:value-type="float" office:value="16">
            <text:p>16</text:p>
          </table:table-cell>
          <table:table-cell office:value-type="string">
            <text:p>English Home Bellflower Cam Çerezlik 9 Cm Gold
Bu ürün English Home tarafından gönderilecektir.
Kampanya fiyatından satılmak üzere 100 adetten fazla stok sunulmuştur.
İncelemiş olduğunuz ürünün satış fiyatını satıcı belirlemektedir.</text:p>
          </table:table-cell>
          <table:table-cell office:value-type="float" office:value="20">
            <text:p>20</text:p>
          </table:table-cell>
          <table:table-cell office:value-type="string">
            <text:p>English Home Bellflower Cam Çerezlik</text:p>
          </table:table-cell>
          <table:table-cell office:value-type="string">
            <text:p>English Home</text:p>
          </table:table-cell>
          <table:table-cell office:value-type="string">
            <text:p/>
          </table:table-cell>
        </table:table-row>
        <table:table-row>
          <table:table-cell office:value-type="float" office:value="17">
            <text:p>17</text:p>
          </table:table-cell>
          <table:table-cell office:value-type="string">
            <text:p>English Home Peggy Cam 2'li Tuzluk - Biberlik 5,5x8,5 Cm Şeffaf
Bu ürün English Home tarafından gönderilecektir.
Kampanya fiyatından satılmak üzere 100 adetten fazla stok sunulmuştur.
İncelemiş olduğunuz ürünün satış fiyatını satıcı belirlemektedir.</text:p>
          </table:table-cell>
          <table:table-cell office:value-type="float" office:value="80">
            <text:p>80</text:p>
          </table:table-cell>
          <table:table-cell office:value-type="string">
            <text:p>English Home Peggy Cam 2'li Tuzluk -Biberlik</text:p>
          </table:table-cell>
          <table:table-cell office:value-type="string">
            <text:p>English Home</text:p>
          </table:table-cell>
          <table:table-cell office:value-type="string">
            <text:p/>
          </table:table-cell>
        </table:table-row>
        <table:table-row>
          <table:table-cell office:value-type="float" office:value="18">
            <text:p>18</text:p>
          </table:table-cell>
          <table:table-cell office:value-type="string">
            <text:p>English Home Bouquet Kokulu Kese 19 gr
Bu ürün English Home tarafından gönderilecektir.
Kampanya fiyatından satılmak üzere 100 adetten fazla stok sunulmuştur.
İncelemiş olduğunuz ürünün satış fiyatını satıcı belirlemektedir.</text:p>
          </table:table-cell>
          <table:table-cell office:value-type="float" office:value="17">
            <text:p>17</text:p>
          </table:table-cell>
          <table:table-cell office:value-type="string">
            <text:p>English Home Bouquet Kokulu Kese</text:p>
          </table:table-cell>
          <table:table-cell office:value-type="string">
            <text:p>English Home</text:p>
          </table:table-cell>
          <table:table-cell office:value-type="string">
            <text:p/>
          </table:table-cell>
        </table:table-row>
        <table:table-row>
          <table:table-cell office:value-type="float" office:value="19">
            <text:p>19</text:p>
          </table:table-cell>
          <table:table-cell office:value-type="string">
            <text:p>English Home Shine Polipropilen Sepet 17x17x10,5 Cm Koyu Bej
Bu ürün English Home tarafından gönderilecektir.
Kampanya fiyatından satılmak üzere 100 adetten fazla stok sunulmuştur.
İncelemiş olduğunuz ürünün satış fiyatını satıcı belirlemektedir.</text:p>
          </table:table-cell>
          <table:table-cell office:value-type="float" office:value="50">
            <text:p>50</text:p>
          </table:table-cell>
          <table:table-cell office:value-type="string">
            <text:p>English Home Shine Polipropilen Sepet</text:p>
          </table:table-cell>
          <table:table-cell office:value-type="string">
            <text:p>English Home</text:p>
          </table:table-cell>
          <table:table-cell office:value-type="string">
            <text:p/>
          </table:table-cell>
        </table:table-row>
        <table:table-row>
          <table:table-cell office:value-type="float" office:value="20">
            <text:p>20</text:p>
          </table:table-cell>
          <table:table-cell office:value-type="string">
            <text:p>English Home Cut Me Tahta 2'li Kesme Tahtası 27-34 Cm
Bu ürün English Home tarafından gönderilecektir.
Kampanya fiyatından satılmak üzere 100 adetten fazla stok sunulmuştur.
İncelemiş olduğunuz ürünün satış fiyatını satıcı belirlemektedir.</text:p>
          </table:table-cell>
          <table:table-cell office:value-type="float" office:value="75">
            <text:p>75</text:p>
          </table:table-cell>
          <table:table-cell office:value-type="string">
            <text:p>English Home Cut Me Tahta 2'li Kesme Tahtası</text:p>
          </table:table-cell>
          <table:table-cell office:value-type="string">
            <text:p>English Home</text:p>
          </table:table-cell>
          <table:table-cell office:value-type="string">
            <text:p/>
          </table:table-cell>
        </table:table-row>
        <table:table-row>
          <table:table-cell office:value-type="float" office:value="21">
            <text:p>21</text:p>
          </table:table-cell>
          <table:table-cell office:value-type="string">
            <text:p>English Home Valerie Kokulu Kese 19 gr
Bu ürün English Home tarafından gönderilecektir.
Kampanya fiyatından satılmak üzere 100 adetten fazla stok sunulmuştur.
İncelemiş olduğunuz ürünün satış fiyatını satıcı belirlemektedir.</text:p>
          </table:table-cell>
          <table:table-cell office:value-type="float" office:value="17">
            <text:p>17</text:p>
          </table:table-cell>
          <table:table-cell office:value-type="string">
            <text:p>English Home Valerie Kokulu Kese</text:p>
          </table:table-cell>
          <table:table-cell office:value-type="string">
            <text:p>English Home</text:p>
          </table:table-cell>
          <table:table-cell office:value-type="string">
            <text:p/>
          </table:table-cell>
        </table:table-row>
        <table:table-row>
          <table:table-cell office:value-type="float" office:value="22">
            <text:p>22</text:p>
          </table:table-cell>
          <table:table-cell office:value-type="string">
            <text:p>English Home Mediterranean Kokulu Çubuk 100 ml
Bu ürün English Home tarafından gönderilecektir.
Kampanya fiyatından satılmak üzere 100 adetten fazla stok sunulmuştur.
İncelemiş olduğunuz ürünün satış fiyatını satıcı belirlemektedir.</text:p>
          </table:table-cell>
          <table:table-cell office:value-type="float" office:value="139">
            <text:p>139</text:p>
          </table:table-cell>
          <table:table-cell office:value-type="string">
            <text:p>English Home Mediterranean Kokulu Çubuk</text:p>
          </table:table-cell>
          <table:table-cell office:value-type="string">
            <text:p>English Home</text:p>
          </table:table-cell>
          <table:table-cell office:value-type="string">
            <text:p/>
          </table:table-cell>
        </table:table-row>
        <table:table-row>
          <table:table-cell office:value-type="float" office:value="23">
            <text:p>23</text:p>
          </table:table-cell>
          <table:table-cell office:value-type="string">
            <text:p>English Home Isidora Emaye Cezve 500 Ml Yeşil
Bu ürün English Home tarafından gönderilecektir.
Kampanya fiyatından satılmak üzere 100 adetten fazla stok sunulmuştur.
İncelemiş olduğunuz ürünün satış fiyatını satıcı belirlemektedir.</text:p>
          </table:table-cell>
          <table:table-cell office:value-type="float" office:value="143">
            <text:p>143</text:p>
          </table:table-cell>
          <table:table-cell office:value-type="string">
            <text:p>English Home Isidora Emaye Cezve</text:p>
          </table:table-cell>
          <table:table-cell office:value-type="string">
            <text:p>English Home</text:p>
          </table:table-cell>
          <table:table-cell office:value-type="string">
            <text:p/>
          </table:table-cell>
        </table:table-row>
        <table:table-row>
          <table:table-cell office:value-type="float" office:value="24">
            <text:p>24</text:p>
          </table:table-cell>
          <table:table-cell office:value-type="string">
            <text:p>English Home Air Plus Mikrofiber Yastık 50x70 Cm Beyaz – Gold
Bu ürün English Home tarafından gönderilecektir.
Kampanya fiyatından satılmak üzere 100 adetten fazla stok sunulmuştur.
İncelemiş olduğunuz ürünün satış fiyatını satıcı belirlemektedir.</text:p>
          </table:table-cell>
          <table:table-cell office:value-type="float" office:value="164">
            <text:p>164</text:p>
          </table:table-cell>
          <table:table-cell office:value-type="string">
            <text:p>English Home Air Plus Mikrofiber Yastık</text:p>
          </table:table-cell>
          <table:table-cell office:value-type="string">
            <text:p>English Home</text:p>
          </table:table-cell>
          <table:table-cell office:value-type="string">
            <text:p/>
          </table:table-cell>
        </table:table-row>
        <table:table-row>
          <table:table-cell office:value-type="float" office:value="25">
            <text:p>25</text:p>
          </table:table-cell>
          <table:table-cell office:value-type="string">
            <text:p>English Home Pettine Borosilkat Çaydanlık Şeffaf
Bu ürün English Home tarafından gönderilecektir.
Kampanya fiyatından satılmak üzere 50 adetten fazla stok sunulmuştur.
İncelemiş olduğunuz ürünün satış fiyatını satıcı belirlemektedir.</text:p>
          </table:table-cell>
          <table:table-cell office:value-type="float" office:value="610">
            <text:p>610</text:p>
          </table:table-cell>
          <table:table-cell office:value-type="string">
            <text:p>English Home Pettine Borosilkat Çaydanlık Şeffaf</text:p>
          </table:table-cell>
          <table:table-cell office:value-type="string">
            <text:p>English Home</text:p>
          </table:table-cell>
          <table:table-cell office:value-type="string">
            <text:p/>
          </table:table-cell>
        </table:table-row>
      </table:table>
      <table:table table:name="user">
        <table:table-row>
          <table:table-cell office:value-type="string">
            <text:p>Mehtap</text:p>
          </table:table-cell>
          <table:table-cell office:value-type="string">
            <text:p>mehtap2120@gmail.com</text:p>
          </table:table-cell>
          <table:table-cell office:value-type="string">
            <text:p>mehtap</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5.2.0</meta:generator>
    <meta:initial-creator>phpMyAdmin 5.2.0</meta:initial-creator>
    <meta:creation-date>2023-12-29T08:23:33+01:00</meta:creation-date>
  </office:meta>
</office:document-meta>
</file>